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3.724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0" style:family="graphic" style:parent-style-name="objectwithoutfill">
      <style:graphic-properties svg:stroke-color="#000000" draw:fill="none" draw:fill-color="#ffffff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0cm"/>
    </style:style>
    <style:style style:name="gr12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3.94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0" style:family="graphic" style:parent-style-name="objectwithoutfill">
      <style:graphic-properties svg:stroke-color="#000000" draw:fill="none" draw:fill-color="#000000" draw:textarea-vertical-align="middle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276cm"/>
    </style:style>
    <style:style style:name="gr31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3.945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802cm"/>
    </style:style>
    <style:style style:name="gr4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color="#000000" draw:fill="none" draw:fill-color="#ffffff" draw:textarea-vertical-align="middle"/>
    </style:style>
    <style:style style:name="gr4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6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4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389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643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3" style:family="graphic" style:parent-style-name="standard">
      <style:graphic-properties draw:stroke="none" svg:stroke-color="#000000" draw:fill="none" draw:fill-color="#ffffff" fo:min-height="0.239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cm"/>
    </style:style>
    <style:style style:name="gr55" style:family="graphic" style:parent-style-name="standard">
      <style:graphic-properties draw:fill-color="#ffffff" draw:opacity="0%" draw:textarea-horizontal-align="justify" draw:textarea-vertical-align="middle" draw:auto-grow-height="false" fo:min-height="0.648cm" fo:min-width="0cm" draw:shadow="hidden" draw:shadow-opacity="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7cm" fo:min-width="0.159cm" draw:shadow="hidden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ffffff" draw:opacity="0%"/>
      <style:paragraph-properties fo:text-align="center"/>
    </style:style>
    <style:style style:name="P34" style:family="paragraph">
      <style:text-properties fo:font-size="6.5pt"/>
    </style:style>
    <style:style style:name="P35" style:family="paragraph">
      <loext:graphic-properties draw:fill="none" draw:fill-color="#ffffff"/>
      <style:text-properties fo:font-size="6.5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18.907cm" svg:x2="8.748cm" svg:y2="17.637cm">
          <text:p/>
        </draw:line>
        <draw:line draw:style-name="gr1" draw:text-style-name="P1" draw:layer="layout" svg:x1="7.223cm" svg:y1="18.907cm" svg:x2="8.748cm" svg:y2="17.637cm">
          <text:p/>
        </draw:line>
        <draw:line draw:style-name="gr1" draw:text-style-name="P1" draw:layer="layout" svg:x1="6.334cm" svg:y1="18.907cm" svg:x2="8.749cm" svg:y2="17.637cm">
          <text:p/>
        </draw:line>
        <draw:line draw:style-name="gr1" draw:text-style-name="P1" draw:layer="layout" svg:x1="6.461cm" svg:y1="18.907cm" svg:x2="8.75cm" svg:y2="17.637cm">
          <text:p/>
        </draw:line>
        <draw:line draw:style-name="gr1" draw:text-style-name="P1" draw:layer="layout" svg:x1="8.112cm" svg:y1="19.034cm" svg:x2="8.749cm" svg:y2="17.637cm">
          <text:p/>
        </draw:line>
        <draw:line draw:style-name="gr1" draw:text-style-name="P1" draw:layer="layout" svg:x1="7.985cm" svg:y1="18.907cm" svg:x2="8.75cm" svg:y2="17.638cm">
          <text:p/>
        </draw:line>
        <draw:custom-shape draw:style-name="gr2" draw:text-style-name="P3" draw:layer="layout" svg:width="7.874cm" svg:height="3.302cm" svg:x="3.921cm" svg:y="16.24cm">
          <text:p text:style-name="P2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937cm" svg:y1="17.764cm" svg:x2="8.493cm" svg:y2="17.51cm">
          <text:p/>
        </draw:line>
        <draw:line draw:style-name="gr1" draw:text-style-name="P1" draw:layer="layout" svg:x1="4.937cm" svg:y1="17.891cm" svg:x2="8.493cm" svg:y2="17.51cm">
          <text:p/>
        </draw:line>
        <draw:custom-shape draw:style-name="gr3" draw:text-style-name="P5" draw:layer="layout" svg:width="0.762cm" svg:height="0.508cm" draw:transform="rotate (1.5707963267949) translate (2.905cm 20.304cm)">
          <text:p text:style-name="P4"><text:span text:style-name="T2">+36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9.89cm" svg:y1="16.24cm" svg:x2="9.89cm" svg:y2="2.524cm">
          <text:p text:style-name="P6"><text:span text:style-name="T2">ystep</text:span></text:p>
          <text:p text:style-name="P6"><text:span text:style-name="T2"/></text:p>
        </draw:line>
        <draw:line draw:style-name="gr4" draw:text-style-name="P7" draw:layer="layout" svg:x1="10.144cm" svg:y1="16.24cm" svg:x2="10.144cm" svg:y2="2.524cm">
          <text:p text:style-name="P6"><text:span text:style-name="T2">ydir</text:span></text:p>
          <text:p text:style-name="P6"><text:span text:style-name="T2"/></text:p>
        </draw:line>
        <draw:custom-shape draw:style-name="gr5" draw:text-style-name="P8" draw:layer="layout" svg:width="1.27cm" svg:height="1.27cm" svg:x="9.255cm" svg:y="1.381cm">
          <text:p text:style-name="P4"><text:span text:style-name="T1">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27cm" svg:height="1.27cm" svg:x="25.384cm" svg:y="1.381cm">
          <text:p text:style-name="P4"><text:span text:style-name="T1">ym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0.525cm" svg:y1="1.508cm" svg:x2="25.385cm" svg:y2="1.508cm">
          <text:p text:style-name="P9"><text:span text:style-name="T2">m+</text:span></text:p>
          <text:p text:style-name="P9"><text:span text:style-name="T2"/></text:p>
        </draw:line>
        <draw:line draw:style-name="gr6" draw:text-style-name="P10" draw:layer="layout" svg:x1="10.525cm" svg:y1="1.762cm" svg:x2="25.385cm" svg:y2="1.762cm">
          <text:p text:style-name="P9"><text:span text:style-name="T2">m-</text:span></text:p>
          <text:p text:style-name="P9"><text:span text:style-name="T2"/></text:p>
        </draw:line>
        <draw:line draw:style-name="gr4" draw:text-style-name="P10" draw:layer="layout" svg:x1="10.525cm" svg:y1="2.016cm" svg:x2="25.385cm" svg:y2="2.016cm">
          <text:p text:style-name="P9"><text:span text:style-name="T2">ystep</text:span></text:p>
          <text:p text:style-name="P9"><text:span text:style-name="T2"/></text:p>
        </draw:line>
        <draw:line draw:style-name="gr4" draw:text-style-name="P10" draw:layer="layout" svg:x1="10.525cm" svg:y1="2.27cm" svg:x2="25.385cm" svg:y2="2.27cm">
          <text:p text:style-name="P9"><text:span text:style-name="T2">ydir</text:span></text:p>
          <text:p text:style-name="P9"><text:span text:style-name="T2"/></text:p>
        </draw:line>
        <draw:line draw:style-name="gr4" draw:text-style-name="P7" draw:layer="layout" svg:x1="8.874cm" svg:y1="9.382cm" svg:x2="24.749cm" svg:y2="9.382cm">
          <text:p text:style-name="P6"><text:span text:style-name="T2">gnd</text:span></text:p>
          <text:p text:style-name="P6"><text:span text:style-name="T2"/></text:p>
        </draw:line>
        <draw:custom-shape draw:style-name="gr7" draw:text-style-name="P11" draw:layer="layout" svg:width="0.254cm" svg:height="12.7cm" svg:x="10.906cm" svg:y="3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254cm" svg:height="12.7cm" svg:x="25.384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842cm" svg:y1="16.24cm" svg:x2="6.842cm" svg:y2="14.97cm">
          <text:p text:style-name="P6"><text:span text:style-name="T2">adir</text:span></text:p>
          <text:p text:style-name="P6"><text:span text:style-name="T2"/></text:p>
        </draw:line>
        <draw:line draw:style-name="gr6" draw:text-style-name="P7" draw:layer="layout" svg:x1="3.54cm" svg:y1="16.621cm" svg:x2="3.54cm" svg:y2="5.699cm">
          <text:p text:style-name="P6"><text:span text:style-name="T2">vcc</text:span></text:p>
          <text:p text:style-name="P6"><text:span text:style-name="T2"/></text:p>
        </draw:line>
        <draw:line draw:style-name="gr4" draw:text-style-name="P7" draw:layer="layout" svg:x1="4.302cm" svg:y1="16.24cm" svg:x2="4.302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10.652cm" svg:y1="16.24cm" svg:x2="10.652cm" svg:y2="2.778cm">
          <text:p text:style-name="P6"><text:span text:style-name="T2">ylim</text:span></text:p>
          <text:p text:style-name="P6"><text:span text:style-name="T2"/></text:p>
        </draw:line>
        <draw:line draw:style-name="gr4" draw:text-style-name="P7" draw:layer="layout" svg:x1="4.556cm" svg:y1="16.24cm" svg:x2="4.556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08cm" svg:y1="16.24cm" svg:x2="6.08cm" svg:y2="9.128cm">
          <text:p text:style-name="P6"><text:span text:style-name="T2">xstep</text:span></text:p>
          <text:p text:style-name="P6"><text:span text:style-name="T2"/></text:p>
        </draw:line>
        <draw:line draw:style-name="gr4" draw:text-style-name="P7" draw:layer="layout" svg:x1="5.826cm" svg:y1="16.24cm" svg:x2="5.826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5.572cm" svg:y1="16.24cm" svg:x2="5.572cm" svg:y2="8.62cm">
          <text:p text:style-name="P6"><text:span text:style-name="T2">xlim</text:span></text:p>
          <text:p text:style-name="P6"><text:span text:style-name="T2"/></text:p>
        </draw:line>
        <draw:custom-shape draw:style-name="gr8" draw:text-style-name="P11" draw:layer="layout" svg:width="14.224cm" svg:height="0.254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4.224cm" svg:height="0.254cm" svg:x="11.16cm" svg:y="15.4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3.462cm" svg:height="0.254cm" svg:x="11.668cm" svg:y="9.63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08cm" svg:y1="9.128cm" svg:x2="6.334cm" svg:y2="9.128cm">
          <text:p/>
        </draw:line>
        <draw:line draw:style-name="gr10" draw:text-style-name="P1" draw:layer="layout" svg:x1="5.826cm" svg:y1="8.874cm" svg:x2="6.334cm" svg:y2="8.874cm">
          <text:p/>
        </draw:line>
        <draw:line draw:style-name="gr10" draw:text-style-name="P1" draw:layer="layout" svg:x1="5.572cm" svg:y1="8.62cm" svg:x2="6.334cm" svg:y2="8.62cm">
          <text:p/>
        </draw:line>
        <draw:custom-shape draw:style-name="gr11" draw:text-style-name="P12" draw:layer="layout" svg:width="0.254cm" svg:height="0.762cm" svg:x="6.334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5.318cm" svg:y1="16.24cm" svg:x2="5.318cm" svg:y2="7.60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4.81cm" svg:y1="16.24cm" svg:x2="4.81cm" svg:y2="7.096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5.064cm" svg:y1="16.24cm" svg:x2="5.064cm" svg:y2="7.35cm">
          <text:p text:style-name="P6"><text:span text:style-name="T2">drx</text:span></text:p>
          <text:p text:style-name="P6"><text:span text:style-name="T2"/></text:p>
        </draw:line>
        <draw:line draw:style-name="gr13" draw:text-style-name="P7" draw:layer="layout" svg:x1="2.27cm" svg:y1="19.542cm" svg:x2="2.27cm" svg:y2="4.683cm">
          <text:p text:style-name="P6"><text:span text:style-name="T2">air</text:span></text:p>
          <text:p text:style-name="P6"><text:span text:style-name="T2"/></text:p>
        </draw:line>
        <draw:custom-shape draw:style-name="gr14" draw:text-style-name="P5" draw:layer="layout" svg:width="0.762cm" svg:height="0.254cm" draw:transform="rotate (1.5707963267949) translate (2.097cm 20.304cm)">
          <text:p text:style-name="P4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2.524cm" svg:y1="19.542cm" svg:x2="2.524cm" svg:y2="4.937cm">
          <text:p text:style-name="P6"><text:span text:style-name="T2">usb</text:span></text:p>
          <text:p text:style-name="P6"><text:span text:style-name="T2"/></text:p>
        </draw:line>
        <draw:custom-shape draw:style-name="gr14" draw:text-style-name="P5" draw:layer="layout" svg:width="0.762cm" svg:height="0.254cm" draw:transform="rotate (1.5707963267949) translate (2.44cm 20.304cm)">
          <text:p text:style-name="P4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3" draw:layer="layout" svg:x1="5.064cm" svg:y1="7.35cm" svg:x2="6.588cm" svg:y2="7.35cm">
          <text:p/>
        </draw:line>
        <draw:line draw:style-name="gr10" draw:text-style-name="P1" draw:layer="layout" svg:x1="4.81cm" svg:y1="7.096cm" svg:x2="6.588cm" svg:y2="7.096cm">
          <text:p/>
        </draw:line>
        <draw:line draw:style-name="gr10" draw:text-style-name="P1" draw:layer="layout" svg:x1="4.556cm" svg:y1="6.842cm" svg:x2="6.588cm" svg:y2="6.842cm">
          <text:p/>
        </draw:line>
        <draw:line draw:style-name="gr15" draw:text-style-name="P1" draw:layer="layout" svg:x1="5.318cm" svg:y1="7.604cm" svg:x2="6.588cm" svg:y2="7.604cm">
          <text:p/>
        </draw:line>
        <draw:line draw:style-name="gr10" draw:text-style-name="P1" draw:layer="layout" svg:x1="4.302cm" svg:y1="6.588cm" svg:x2="6.588cm" svg:y2="6.588cm">
          <text:p/>
        </draw:line>
        <draw:line draw:style-name="gr10" draw:text-style-name="P1" draw:layer="layout" svg:x1="4.048cm" svg:y1="6.334cm" svg:x2="6.588cm" svg:y2="6.334cm">
          <text:p/>
        </draw:line>
        <draw:line draw:style-name="gr16" draw:text-style-name="P1" draw:layer="layout" svg:x1="3.794cm" svg:y1="5.953cm" svg:x2="6.334cm" svg:y2="5.953cm">
          <text:p/>
        </draw:line>
        <draw:line draw:style-name="gr16" draw:text-style-name="P1" draw:layer="layout" svg:x1="3.54cm" svg:y1="5.699cm" svg:x2="6.334cm" svg:y2="5.699cm">
          <text:p/>
        </draw:line>
        <draw:line draw:style-name="gr6" draw:text-style-name="P7" draw:layer="layout" svg:x1="3.032cm" svg:y1="19.542cm" svg:x2="3.032cm" svg:y2="16.748cm">
          <text:p text:style-name="P6"><text:span text:style-name="T2">m+</text:span></text:p>
          <text:p text:style-name="P6"><text:span text:style-name="T2"/></text:p>
        </draw:line>
        <draw:line draw:style-name="gr6" draw:text-style-name="P7" draw:layer="layout" svg:x1="3.286cm" svg:y1="19.542cm" svg:x2="3.286cm" svg:y2="5.445cm">
          <text:p text:style-name="P6"><text:span text:style-name="T2">m-</text:span></text:p>
          <text:p text:style-name="P6"><text:span text:style-name="T2"/></text:p>
        </draw:line>
        <draw:line draw:style-name="gr16" draw:text-style-name="P1" draw:layer="layout" svg:x1="3.286cm" svg:y1="5.445cm" svg:x2="6.334cm" svg:y2="5.445cm">
          <text:p/>
        </draw:line>
        <draw:line draw:style-name="gr16" draw:text-style-name="P1" draw:layer="layout" svg:x1="3.032cm" svg:y1="5.191cm" svg:x2="6.334cm" svg:y2="5.191cm">
          <text:p/>
        </draw:line>
        <draw:line draw:style-name="gr4" draw:text-style-name="P10" draw:layer="layout" svg:x1="10.525cm" svg:y1="2.524cm" svg:x2="25.385cm" svg:y2="2.524cm">
          <text:p text:style-name="P9"><text:span text:style-name="T2">gnd</text:span></text:p>
          <text:p text:style-name="P9"><text:span text:style-name="T2"/></text:p>
        </draw:line>
        <draw:line draw:style-name="gr4" draw:text-style-name="P7" draw:layer="layout" svg:x1="6.588cm" svg:y1="8.874cm" svg:x2="7.604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6.588cm" svg:y1="8.62cm" svg:x2="7.858cm" svg:y2="8.62cm">
          <text:p text:style-name="P6"><text:span text:style-name="T2">xstep</text:span></text:p>
          <text:p text:style-name="P6"><text:span text:style-name="T2"/></text:p>
        </draw:line>
        <draw:custom-shape draw:style-name="gr5" draw:text-style-name="P8" draw:layer="layout" svg:width="1.27cm" svg:height="1.27cm" svg:x="19.923cm" svg:y="12.43cm">
          <text:p text:style-name="P4"><text:span text:style-name="T1">z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8.272cm 13.7cm)">
          <text:p text:style-name="P4"><text:span text:style-name="T3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7.764cm 13.7cm)">
          <text:p text:style-name="P4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4.445cm" svg:height="0.254cm" svg:x="17.891cm" svg:y="8.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9.288cm 13.7cm)">
          <text:p text:style-name="P4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0.508cm" svg:height="0.254cm" draw:transform="rotate (1.5707963267949) translate (10.525cm 15.22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0.508cm" svg:height="0.254cm" draw:transform="rotate (1.5707963267949) translate (10.525cm 3.5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6.588cm" svg:y1="9.128cm" svg:x2="9.128cm" svg:y2="9.128cm">
          <text:p text:style-name="P6"><text:span text:style-name="T2">xlim</text:span></text:p>
          <text:p text:style-name="P6"><text:span text:style-name="T2"/></text:p>
        </draw:line>
        <draw:line draw:style-name="gr6" draw:text-style-name="P7" draw:layer="layout" svg:x1="21.066cm" svg:y1="12.43cm" svg:x2="21.066cm" svg:y2="8.874cm">
          <text:p text:style-name="P6"><text:span text:style-name="T2">m+</text:span></text:p>
          <text:p text:style-name="P6"><text:span text:style-name="T2"/></text:p>
        </draw:line>
        <draw:line draw:style-name="gr6" draw:text-style-name="P7" draw:layer="layout" svg:x1="20.812cm" svg:y1="12.43cm" svg:x2="20.812cm" svg:y2="8.874cm">
          <text:p text:style-name="P6"><text:span text:style-name="T2">m-</text:span></text:p>
          <text:p text:style-name="P6"><text:span text:style-name="T2"/></text:p>
        </draw:line>
        <draw:line draw:style-name="gr4" draw:text-style-name="P7" draw:layer="layout" svg:x1="20.558cm" svg:y1="12.43cm" svg:x2="20.558cm" svg:y2="8.87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20.304cm" svg:y1="12.43cm" svg:x2="20.304cm" svg:y2="8.874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20.05cm" svg:y1="12.43cm" svg:x2="20.05cm" svg:y2="8.874cm">
          <text:p text:style-name="P6"><text:span text:style-name="T2">gnd</text:span></text:p>
          <text:p text:style-name="P6"><text:span text:style-name="T2"/></text:p>
        </draw:line>
        <draw:custom-shape draw:style-name="gr5" draw:text-style-name="P15" draw:layer="layout" svg:width="1.27cm" svg:height="1.27cm" svg:x="21.32cm" svg:y="11.414cm">
          <text:p text:style-name="P4"><text:span text:style-name="T4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1.447cm" svg:y1="11.414cm" svg:x2="21.447cm" svg:y2="8.874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21.701cm" svg:y1="11.414cm" svg:x2="21.701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1.955cm" svg:y1="11.414cm" svg:x2="21.955cm" svg:y2="8.874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22.209cm" svg:y1="11.414cm" svg:x2="22.209cm" svg:y2="8.874cm">
          <text:p text:style-name="P6"><text:span text:style-name="T2">drx</text:span></text:p>
          <text:p text:style-name="P6"><text:span text:style-name="T2"/></text:p>
        </draw:line>
        <draw:line draw:style-name="gr4" draw:text-style-name="P7" draw:layer="layout" svg:x1="19.542cm" svg:y1="12.43cm" svg:x2="19.54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19.288cm" svg:y1="12.43cm" svg:x2="19.288cm" svg:y2="8.874cm">
          <text:p text:style-name="P6"><text:span text:style-name="T2">zlim</text:span></text:p>
          <text:p text:style-name="P6"><text:span text:style-name="T2"/></text:p>
        </draw:line>
        <draw:custom-shape draw:style-name="gr5" draw:text-style-name="P8" draw:layer="layout" svg:width="1.27cm" svg:height="1.27cm" svg:x="7.5cm" svg:y="9.523cm">
          <text:p text:style-name="P4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9.128cm" svg:y1="9.128cm" svg:x2="24.749cm" svg:y2="9.128cm">
          <text:p/>
        </draw:line>
        <draw:custom-shape draw:style-name="gr21" draw:text-style-name="P11" draw:layer="layout" svg:width="1.778cm" svg:height="0.254cm" draw:transform="rotate (1.5707963267949) translate (11.414cm 10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778cm" svg:height="0.254cm" draw:transform="rotate (1.5707963267949) translate (24.876cm 10.652cm)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8.78cm" svg:y1="12.43cm" svg:x2="18.78cm" svg:y2="8.87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19.034cm" svg:y1="12.43cm" svg:x2="19.034cm" svg:y2="8.874cm">
          <text:p text:style-name="P6"><text:span text:style-name="T2">gnd</text:span></text:p>
          <text:p text:style-name="P6"><text:span text:style-name="T2"/></text:p>
        </draw:line>
        <draw:line draw:style-name="gr13" draw:text-style-name="P7" draw:layer="layout" svg:x1="18.526cm" svg:y1="12.43cm" svg:x2="18.526cm" svg:y2="8.874cm">
          <text:p text:style-name="P6"><text:span text:style-name="T2">usb</text:span></text:p>
          <text:p text:style-name="P6"><text:span text:style-name="T2"/></text:p>
        </draw:line>
        <draw:line draw:style-name="gr13" draw:text-style-name="P7" draw:layer="layout" svg:x1="18.018cm" svg:y1="12.43cm" svg:x2="18.018cm" svg:y2="8.874cm">
          <text:p text:style-name="P6"><text:span text:style-name="T2">air</text:span></text:p>
          <text:p text:style-name="P6"><text:span text:style-name="T2"/></text:p>
        </draw:line>
        <draw:line draw:style-name="gr22" draw:text-style-name="P1" draw:layer="layout" svg:x1="2.524cm" svg:y1="4.937cm" svg:x2="6.588cm" svg:y2="4.937cm">
          <text:p/>
        </draw:line>
        <draw:line draw:style-name="gr22" draw:text-style-name="P1" draw:layer="layout" svg:x1="2.27cm" svg:y1="4.683cm" svg:x2="6.588cm" svg:y2="4.683cm">
          <text:p/>
        </draw:line>
        <draw:line draw:style-name="gr12" draw:text-style-name="P7" draw:layer="layout" svg:x1="6.588cm" svg:y1="7.604cm" svg:x2="18.272cm" svg:y2="7.60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6.588cm" svg:y1="6.842cm" svg:x2="19.034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588cm" svg:y1="6.588cm" svg:x2="19.288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6.588cm" svg:y1="6.334cm" svg:x2="19.542cm" svg:y2="6.334cm">
          <text:p text:style-name="P6"><text:span text:style-name="T2">zstep</text:span></text:p>
          <text:p text:style-name="P6"><text:span text:style-name="T2"/></text:p>
        </draw:line>
        <draw:line draw:style-name="gr6" draw:text-style-name="P7" draw:layer="layout" svg:x1="6.588cm" svg:y1="5.953cm" svg:x2="19.796cm" svg:y2="5.953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699cm" svg:x2="20.05cm" svg:y2="5.699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6.588cm" svg:y1="5.445cm" svg:x2="20.304cm" svg:y2="5.445cm">
          <text:p text:style-name="P6"><text:span text:style-name="T2">m-</text:span></text:p>
          <text:p text:style-name="P6"><text:span text:style-name="T2"/></text:p>
        </draw:line>
        <draw:line draw:style-name="gr6" draw:text-style-name="P7" draw:layer="layout" svg:x1="6.588cm" svg:y1="5.191cm" svg:x2="20.558cm" svg:y2="5.191cm">
          <text:p text:style-name="P6"><text:span text:style-name="T2">m+</text:span></text:p>
          <text:p text:style-name="P6"><text:span text:style-name="T2"/></text:p>
        </draw:line>
        <draw:line draw:style-name="gr13" draw:text-style-name="P7" draw:layer="layout" svg:x1="6.588cm" svg:y1="4.937cm" svg:x2="20.812cm" svg:y2="4.937cm">
          <text:p text:style-name="P6"><text:span text:style-name="T2">usb</text:span></text:p>
          <text:p text:style-name="P6"><text:span text:style-name="T2"/></text:p>
        </draw:line>
        <draw:line draw:style-name="gr13" draw:text-style-name="P7" draw:layer="layout" svg:x1="6.588cm" svg:y1="4.683cm" svg:x2="21.066cm" svg:y2="4.683cm">
          <text:p text:style-name="P6"><text:span text:style-name="T2">air</text:span></text:p>
          <text:p text:style-name="P6"><text:span text:style-name="T2"/></text:p>
        </draw:line>
        <draw:line draw:style-name="gr4" draw:text-style-name="P7" draw:layer="layout" svg:x1="6.588cm" svg:y1="7.096cm" svg:x2="18.78cm" svg:y2="7.096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6.588cm" svg:y1="7.35cm" svg:x2="18.526cm" svg:y2="7.35cm">
          <text:p text:style-name="P6"><text:span text:style-name="T2">drx</text:span></text:p>
          <text:p text:style-name="P6"><text:span text:style-name="T2"/></text:p>
        </draw:line>
        <draw:line draw:style-name="gr10" draw:text-style-name="P1" draw:layer="layout" svg:x1="18.526cm" svg:y1="7.35cm" svg:x2="18.526cm" svg:y2="8.62cm">
          <text:p/>
        </draw:line>
        <draw:line draw:style-name="gr10" draw:text-style-name="P1" draw:layer="layout" svg:x1="18.78cm" svg:y1="7.096cm" svg:x2="18.78cm" svg:y2="8.62cm">
          <text:p/>
        </draw:line>
        <draw:line draw:style-name="gr15" draw:text-style-name="P1" draw:layer="layout" svg:x1="18.272cm" svg:y1="7.604cm" svg:x2="18.272cm" svg:y2="8.62cm">
          <text:p/>
        </draw:line>
        <draw:line draw:style-name="gr10" draw:text-style-name="P1" draw:layer="layout" svg:x1="19.034cm" svg:y1="6.842cm" svg:x2="19.034cm" svg:y2="8.62cm">
          <text:p/>
        </draw:line>
        <draw:line draw:style-name="gr10" draw:text-style-name="P1" draw:layer="layout" svg:x1="19.288cm" svg:y1="6.588cm" svg:x2="19.288cm" svg:y2="8.62cm">
          <text:p/>
        </draw:line>
        <draw:line draw:style-name="gr10" draw:text-style-name="P1" draw:layer="layout" svg:x1="19.542cm" svg:y1="6.334cm" svg:x2="19.542cm" svg:y2="8.62cm">
          <text:p/>
        </draw:line>
        <draw:line draw:style-name="gr16" draw:text-style-name="P1" draw:layer="layout" svg:x1="19.796cm" svg:y1="5.953cm" svg:x2="19.796cm" svg:y2="8.62cm">
          <text:p/>
        </draw:line>
        <draw:line draw:style-name="gr16" draw:text-style-name="P1" draw:layer="layout" svg:x1="20.05cm" svg:y1="5.699cm" svg:x2="20.05cm" svg:y2="8.62cm">
          <text:p/>
        </draw:line>
        <draw:line draw:style-name="gr16" draw:text-style-name="P1" draw:layer="layout" svg:x1="20.304cm" svg:y1="5.445cm" svg:x2="20.304cm" svg:y2="8.62cm">
          <text:p/>
        </draw:line>
        <draw:line draw:style-name="gr16" draw:text-style-name="P1" draw:layer="layout" svg:x1="20.558cm" svg:y1="5.191cm" svg:x2="20.558cm" svg:y2="8.62cm">
          <text:p/>
        </draw:line>
        <draw:line draw:style-name="gr22" draw:text-style-name="P1" draw:layer="layout" svg:x1="20.812cm" svg:y1="4.937cm" svg:x2="20.812cm" svg:y2="8.62cm">
          <text:p/>
        </draw:line>
        <draw:line draw:style-name="gr22" draw:text-style-name="P1" draw:layer="layout" svg:x1="21.066cm" svg:y1="4.683cm" svg:x2="21.066cm" svg:y2="8.62cm">
          <text:p/>
        </draw:line>
        <draw:custom-shape draw:style-name="gr23" draw:text-style-name="P5" draw:layer="layout" svg:width="1.111cm" svg:height="1.016cm" svg:x="4.245cm" svg:y="17.256cm">
          <text:p text:style-name="P4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4.858cm" svg:height="2.064cm" svg:x="22.082cm" svg:y="18.526cm">
          <text:p text:style-name="P16"><text:span text:style-name="T1">WorkBee Wire Routing</text:span></text:p>
          <text:p text:style-name="P16"><text:span text:style-name="T1">Craig Hollabaugh</text:span></text:p>
          <text:p text:style-name="P16"><text:span text:style-name="T1">1808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24.749cm" svg:y1="9.128cm" svg:x2="24.749cm" svg:y2="9.382cm">
          <text:p/>
        </draw:line>
        <draw:custom-shape draw:style-name="gr19" draw:text-style-name="P14" draw:layer="layout" svg:width="0.508cm" svg:height="0.254cm" svg:x="11.922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10.398cm" svg:y1="16.24cm" svg:x2="10.398cm" svg:y2="2.651cm">
          <text:p text:style-name="P6"><text:span text:style-name="T2">gnd</text:span></text:p>
          <text:p text:style-name="P6"><text:span text:style-name="T2"/></text:p>
        </draw:line>
        <draw:line draw:style-name="gr26" draw:text-style-name="P7" draw:layer="layout" svg:x1="9.382cm" svg:y1="14.335cm" svg:x2="9.382cm" svg:y2="2.651cm">
          <text:p/>
        </draw:line>
        <draw:line draw:style-name="gr26" draw:text-style-name="P7" draw:layer="layout" svg:x1="9.636cm" svg:y1="14.589cm" svg:x2="9.636cm" svg:y2="2.651cm">
          <text:p/>
        </draw:line>
        <draw:line draw:style-name="gr26" draw:text-style-name="P7" draw:layer="layout" svg:x1="8.62cm" svg:y1="9.509cm" svg:x2="8.62cm" svg:y2="5.191cm">
          <text:p/>
        </draw:line>
        <draw:line draw:style-name="gr26" draw:text-style-name="P7" draw:layer="layout" svg:x1="8.366cm" svg:y1="9.509cm" svg:x2="8.366cm" svg:y2="5.445cm">
          <text:p/>
        </draw:line>
        <draw:line draw:style-name="gr25" draw:text-style-name="P18" draw:layer="layout" svg:x1="7.604cm" svg:y1="9.509cm" svg:x2="7.604cm" svg:y2="8.874cm">
          <text:p/>
        </draw:line>
        <draw:line draw:style-name="gr25" draw:text-style-name="P18" draw:layer="layout" svg:x1="7.858cm" svg:y1="9.509cm" svg:x2="7.858cm" svg:y2="8.62cm">
          <text:p/>
        </draw:line>
        <draw:line draw:style-name="gr27" draw:text-style-name="P18" draw:layer="layout" svg:x1="3.286cm" svg:y1="14.589cm" svg:x2="9.636cm" svg:y2="14.589cm">
          <text:p/>
        </draw:line>
        <draw:line draw:style-name="gr27" draw:text-style-name="P18" draw:layer="layout" svg:x1="3.032cm" svg:y1="14.335cm" svg:x2="9.382cm" svg:y2="14.335cm">
          <text:p/>
        </draw:line>
        <draw:line draw:style-name="gr27" draw:text-style-name="P18" draw:layer="layout" svg:x1="3.794cm" svg:y1="16.367cm" svg:x2="3.921cm" svg:y2="16.367cm">
          <text:p/>
        </draw:line>
        <draw:line draw:style-name="gr27" draw:text-style-name="P18" draw:layer="layout" svg:x1="3.54cm" svg:y1="16.621cm" svg:x2="3.921cm" svg:y2="16.621cm">
          <text:p/>
        </draw:line>
        <draw:line draw:style-name="gr25" draw:text-style-name="P18" draw:layer="layout" svg:x1="10.652cm" svg:y1="2.778cm" svg:x2="10.398cm" svg:y2="2.778cm">
          <text:p/>
        </draw:line>
        <draw:line draw:style-name="gr27" draw:text-style-name="P18" draw:layer="layout" svg:x1="4.175cm" svg:y1="19.415cm" svg:x2="3.286cm" svg:y2="19.415cm">
          <text:p/>
        </draw:line>
        <draw:line draw:style-name="gr28" draw:text-style-name="P18" draw:layer="layout" svg:x1="1.762cm" svg:y1="18.653cm" svg:x2="4.048cm" svg:y2="18.653cm">
          <text:p/>
        </draw:line>
        <draw:line draw:style-name="gr27" draw:text-style-name="P18" draw:layer="layout" svg:x1="4.175cm" svg:y1="19.415cm" svg:x2="4.175cm" svg:y2="19.288cm">
          <text:p/>
        </draw:line>
        <draw:custom-shape draw:style-name="gr29" draw:text-style-name="P12" draw:layer="layout" svg:width="0.127cm" svg:height="0.127cm" svg:x="4.1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079cm" svg:y="16.676cm">
          <draw:text-box>
            <text:p><text:span text:style-name="T2">POWER</text:span></text:p>
          </draw:text-box>
        </draw:frame>
        <draw:line draw:style-name="gr31" draw:text-style-name="P18" draw:layer="layout" svg:x1="3.159cm" svg:y1="15.097cm" svg:x2="6.334cm" svg:y2="15.097cm">
          <text:p/>
        </draw:line>
        <draw:line draw:style-name="gr12" draw:text-style-name="P7" draw:layer="layout" svg:x1="6.334cm" svg:y1="16.24cm" svg:x2="6.334cm" svg:y2="15.097cm">
          <text:p text:style-name="P6"><text:span text:style-name="T2">msense</text:span></text:p>
          <text:p text:style-name="P6"><text:span text:style-name="T2"/></text:p>
        </draw:line>
        <draw:line draw:style-name="gr1" draw:text-style-name="P1" draw:layer="layout" svg:x1="8.747cm" svg:y1="17.51cm" svg:x2="7.985cm" svg:y2="17.002cm">
          <text:p/>
        </draw:line>
        <draw:line draw:style-name="gr1" draw:text-style-name="P1" draw:layer="layout" svg:x1="8.747cm" svg:y1="17.51cm" svg:x2="7.858cm" svg:y2="17.002cm">
          <text:p/>
        </draw:line>
        <draw:line draw:style-name="gr1" draw:text-style-name="P1" draw:layer="layout" svg:x1="8.747cm" svg:y1="17.51cm" svg:x2="7.223cm" svg:y2="17.002cm">
          <text:p/>
        </draw:line>
        <draw:line draw:style-name="gr1" draw:text-style-name="P1" draw:layer="layout" svg:x1="6.334cm" svg:y1="17.002cm" svg:x2="9.001cm" svg:y2="17.51cm">
          <text:p/>
        </draw:line>
        <draw:line draw:style-name="gr1" draw:text-style-name="P1" draw:layer="layout" svg:x1="7.403cm" svg:y1="17.338cm" svg:x2="8.747cm" svg:y2="17.51cm">
          <text:p/>
        </draw:line>
        <draw:line draw:style-name="gr1" draw:text-style-name="P1" draw:layer="layout" svg:x1="6.588cm" svg:y1="17.383cm" svg:x2="8.747cm" svg:y2="17.51cm">
          <text:p/>
        </draw:line>
        <draw:line draw:style-name="gr1" draw:text-style-name="P1" draw:layer="layout" svg:x1="7.35cm" svg:y1="17.383cm" svg:x2="8.747cm" svg:y2="17.51cm">
          <text:p/>
        </draw:line>
        <draw:line draw:style-name="gr1" draw:text-style-name="P1" draw:layer="layout" svg:x1="6.588cm" svg:y1="17.51cm" svg:x2="8.62cm" svg:y2="17.51cm">
          <text:p/>
        </draw:line>
        <draw:line draw:style-name="gr1" draw:text-style-name="P1" draw:layer="layout" svg:x1="7.096cm" svg:y1="17.002cm" svg:x2="8.874cm" svg:y2="17.51cm">
          <text:p/>
        </draw:line>
        <draw:line draw:style-name="gr1" draw:text-style-name="P1" draw:layer="layout" svg:x1="6.207cm" svg:y1="17.002cm" svg:x2="8.874cm" svg:y2="17.51cm">
          <text:p/>
        </draw:line>
        <draw:line draw:style-name="gr1" draw:text-style-name="P1" draw:layer="layout" svg:x1="6.588cm" svg:y1="18.145cm" svg:x2="8.747cm" svg:y2="17.637cm">
          <text:p/>
        </draw:line>
        <draw:line draw:style-name="gr1" draw:text-style-name="P1" draw:layer="layout" svg:x1="6.588cm" svg:y1="18.272cm" svg:x2="8.747cm" svg:y2="17.637cm">
          <text:p/>
        </draw:line>
        <draw:line draw:style-name="gr1" draw:text-style-name="P1" draw:layer="layout" svg:x1="7.35cm" svg:y1="18.145cm" svg:x2="8.747cm" svg:y2="17.764cm">
          <text:p/>
        </draw:line>
        <draw:line draw:style-name="gr1" draw:text-style-name="P1" draw:layer="layout" svg:x1="6.969cm" svg:y1="18.399cm" svg:x2="8.747cm" svg:y2="17.637cm">
          <text:p/>
        </draw:line>
        <draw:line draw:style-name="gr1" draw:text-style-name="P1" draw:layer="layout" svg:x1="7.985cm" svg:y1="18.018cm" svg:x2="8.874cm" svg:y2="17.637cm">
          <text:p/>
        </draw:line>
        <draw:line draw:style-name="gr1" draw:text-style-name="P1" draw:layer="layout" svg:x1="7.858cm" svg:y1="18.018cm" svg:x2="8.747cm" svg:y2="17.637cm">
          <text:p/>
        </draw:line>
        <draw:custom-shape draw:style-name="gr32" draw:text-style-name="P20" draw:layer="layout" svg:width="0.556cm" svg:height="0.508cm" svg:x="6.08cm" svg:y="16.494cm">
          <text:p text:style-name="P4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7.746cm" svg:y="16.494cm">
          <text:p text:style-name="P4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6.913cm" svg:y="16.494cm">
          <text:p text:style-name="P4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6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6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7.776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7.256cm">
          <text:p text:style-name="P4"><text:span text:style-name="T5">*10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56cm" svg:height="0.508cm" svg:x="6.08cm" svg:y="17.256cm">
          <text:p text:style-name="P4"><text:span text:style-name="T5">*1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9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1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71cm" svg:y1="17.51cm" svg:x2="10.652cm" svg:y2="16.875cm">
          <text:p/>
        </draw:line>
        <draw:line draw:style-name="gr1" draw:text-style-name="P1" draw:layer="layout" svg:x1="11.16cm" svg:y1="17.129cm" svg:x2="10.271cm" svg:y2="17.51cm">
          <text:p/>
        </draw:line>
        <draw:line draw:style-name="gr1" draw:text-style-name="P1" draw:layer="layout" svg:x1="10.652cm" svg:y1="17.637cm" svg:x2="10.271cm" svg:y2="17.51cm">
          <text:p/>
        </draw:line>
        <draw:custom-shape draw:style-name="gr35" draw:text-style-name="P5" draw:layer="layout" svg:width="0.603cm" svg:height="0.635cm" svg:x="10.525cm" svg:y="16.367cm">
          <text:p text:style-name="P4"><text:span text:style-name="T2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0.603cm" svg:height="0.635cm" svg:x="11.033cm" svg:y="16.875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603cm" svg:height="0.635cm" svg:x="10.557cm" svg:y="17.383cm">
          <text:p text:style-name="P23"><text:span text:style-name="T2">cycle</text:span></text:p>
          <text:p text:style-name="P23"><text:span text:style-name="T2">star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93cm" svg:y1="17.51cm" svg:x2="8.239cm" svg:y2="17.51cm">
          <text:p/>
        </draw:line>
        <draw:custom-shape draw:style-name="gr36" draw:text-style-name="P25" draw:layer="layout" svg:width="0.555cm" svg:height="0.508cm" svg:x="10.097cm" svg:y="18.272cm">
          <text:p text:style-name="P4"><text:span text:style-name="T5">S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6cm" svg:y1="18.272cm" svg:x2="9.89cm" svg:y2="17.637cm">
          <text:p/>
        </draw:line>
        <draw:custom-shape draw:style-name="gr37" draw:text-style-name="P20" draw:layer="layout" svg:width="0.635cm" svg:height="0.508cm" svg:x="9.382cm" svg:y="18.272cm">
          <text:p text:style-name="P4"><text:span text:style-name="T5">US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8.272cm" svg:x2="9.89cm" svg:y2="17.637cm">
          <text:p/>
        </draw:line>
        <draw:custom-shape draw:style-name="gr38" draw:text-style-name="P25" draw:layer="layout" svg:width="1.016cm" svg:height="0.508cm" svg:x="9.382cm" svg:y="16.494cm">
          <text:p text:style-name="P4"><text:span text:style-name="T5">Displa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9cm" svg:y1="17.256cm" svg:x2="9.89cm" svg:y2="17.002cm">
          <text:p/>
        </draw:line>
        <draw:frame draw:style-name="gr39" draw:text-style-name="P26" draw:layer="layout" svg:width="0.772cm" svg:height="0.408cm" draw:transform="rotate (1.5707963267949) translate (9.622cm 17.484cm)">
          <draw:text-box>
            <text:p><text:span text:style-name="T6">I2C</text:span></text:p>
          </draw:text-box>
        </draw:frame>
        <draw:frame draw:style-name="gr39" draw:text-style-name="P26" draw:layer="layout" svg:width="0.772cm" svg:height="0.408cm" draw:transform="rotate (1.5707963267949) translate (9.09cm 17.726cm)">
          <draw:text-box>
            <text:p><text:span text:style-name="T6">I2C</text:span></text:p>
          </draw:text-box>
        </draw:frame>
        <draw:custom-shape draw:style-name="gr19" draw:text-style-name="P14" draw:layer="layout" svg:width="0.508cm" svg:height="0.254cm" svg:x="24.114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4.445cm" svg:height="0.254cm" svg:x="17.891cm" svg:y="10.3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302cm" svg:height="0.254cm" svg:x="17.891cm" svg:y="10.906cm">
          <text:p/>
          <draw:enhanced-geometry svg:viewBox="0 0 21600 21600" draw:type="rectangle" draw:enhanced-path="M 0 0 L 21600 0 21600 21600 0 21600 0 0 Z N"/>
        </draw:custom-shape>
        <draw:line draw:style-name="gr42" draw:text-style-name="P27" draw:layer="layout" svg:x1="23.86cm" svg:y1="16.494cm" svg:x2="25.384cm" svg:y2="16.494cm">
          <text:p text:style-name="P4"><text:span text:style-name="T2">other</text:span></text:p>
          <text:p text:style-name="P4"><text:span text:style-name="T2"/></text:p>
        </draw:line>
        <draw:line draw:style-name="gr43" draw:text-style-name="P28" draw:layer="layout" svg:x1="23.86cm" svg:y1="16.748cm" svg:x2="25.384cm" svg:y2="16.748cm">
          <text:p text:style-name="P4"><text:span text:style-name="T7">power</text:span></text:p>
          <text:p text:style-name="P4"><text:span text:style-name="T7"/></text:p>
        </draw:line>
        <draw:line draw:style-name="gr44" draw:text-style-name="P28" draw:layer="layout" svg:x1="23.86cm" svg:y1="17.002cm" svg:x2="25.384cm" svg:y2="17.002cm">
          <text:p text:style-name="P4"><text:span text:style-name="T7">digital</text:span></text:p>
          <text:p text:style-name="P4"><text:span text:style-name="T7"/></text:p>
        </draw:line>
        <draw:line draw:style-name="gr45" draw:text-style-name="P28" draw:layer="layout" svg:x1="23.86cm" svg:y1="17.256cm" svg:x2="25.384cm" svg:y2="17.256cm">
          <text:p text:style-name="P4"><text:span text:style-name="T7">analog</text:span></text:p>
          <text:p text:style-name="P4"><text:span text:style-name="T7"/></text:p>
        </draw:line>
        <draw:custom-shape draw:style-name="gr46" draw:text-style-name="P29" draw:layer="layout" svg:width="1.524cm" svg:height="0.508cm" svg:x="23.86cm" svg:y="17.51cm">
          <text:p text:style-name="P4"><text:span text:style-name="T5">futur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99cm" svg:y1="18.272cm" svg:x2="9.509cm" svg:y2="17.637cm">
          <text:p/>
        </draw:line>
        <draw:custom-shape draw:style-name="gr35" draw:text-style-name="P22" draw:layer="layout" svg:width="0.603cm" svg:height="0.635cm" svg:x="5.318cm" svg:y="18.018cm">
          <text:p text:style-name="P21"><text:span text:style-name="T2">feed</text:span></text:p>
          <text:p text:style-name="P21"><text:span text:style-name="T2">ov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889cm" svg:height="0.254cm" draw:transform="rotate (1.5707963267949) translate (2.90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3.032cm" svg:y1="16.748cm" svg:x2="3.032cm" svg:y2="5.191cm">
          <text:p/>
        </draw:line>
        <draw:custom-shape draw:style-name="gr47" draw:text-style-name="P5" draw:layer="layout" svg:width="0.889cm" svg:height="0.254cm" draw:transform="rotate (1.5707963267949) translate (2.905cm 15.732cm)">
          <text:p text:style-name="P4"><text:span text:style-name="T2">m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8" draw:layer="layout" svg:x1="1.762cm" svg:y1="14.081cm" svg:x2="20.177cm" svg:y2="14.081cm">
          <text:p/>
        </draw:line>
        <draw:custom-shape draw:style-name="gr48" draw:text-style-name="P5" draw:layer="layout" svg:width="1.111cm" svg:height="1.169cm" svg:x="20.05cm" svg:y="13.827cm">
          <text:p text:style-name="P4"><text:span text:style-name="T2">spin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0" draw:layer="layout" svg:x1="1cm" svg:y1="20.431cm" svg:x2="3.159cm" svg:y2="20.431cm">
          <text:p text:style-name="P2"><text:span text:style-name="T2">AC</text:span></text:p>
          <text:p text:style-name="P2"><text:span text:style-name="T2"/></text:p>
        </draw:line>
        <draw:line draw:style-name="gr28" draw:text-style-name="P18" draw:layer="layout" svg:x1="1.762cm" svg:y1="20.431cm" svg:x2="1.762cm" svg:y2="14.081cm">
          <text:p/>
        </draw:line>
        <draw:custom-shape draw:style-name="gr50" draw:text-style-name="P5" draw:layer="layout" svg:width="0.889cm" svg:height="0.635cm" draw:transform="rotate (1.5707963267949) translate (1.381cm 15.097cm)">
          <text:p text:style-name="P4"><text:span text:style-name="T2">AC</text:span></text:p>
          <text:p text:style-name="P4"><text:span text:style-name="T2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8" draw:layer="layout" svg:x1="3.159cm" svg:y1="20.304cm" svg:x2="3.16cm" svg:y2="20.431cm">
          <text:p/>
        </draw:line>
        <draw:line draw:style-name="gr49" draw:text-style-name="P31" draw:layer="layout" svg:x1="23.86cm" svg:y1="16.24cm" svg:x2="25.511cm" svg:y2="16.24cm">
          <text:p text:style-name="P4"><text:span text:style-name="T2">AC</text:span></text:p>
          <text:p text:style-name="P4"><text:span text:style-name="T2"/></text:p>
        </draw:line>
        <draw:line draw:style-name="gr27" draw:text-style-name="P18" draw:layer="layout" svg:x1="2.016cm" svg:y1="14.462cm" svg:x2="3.032cm" svg:y2="14.462cm">
          <text:p/>
        </draw:line>
        <draw:path draw:style-name="gr25" draw:text-style-name="P18" draw:layer="layout" svg:width="1.602cm" svg:height="1.632cm" draw:transform="rotate (-1.5707963267949) translate (20.532cm 13.599cm)" svg:viewBox="0 0 1603 1633" svg:d="M0 1633c108-6 213-8 325-23 161-21 315-63 446-151 100-67 181-160 272-242 92-83 190-161 265-264 59-81 85-176 121-265s31-188 60-280c29-90 34-190 76-279l23-76 15-53">
          <text:p/>
        </draw:path>
        <draw:custom-shape draw:style-name="gr17" draw:text-style-name="P14" draw:layer="layout" svg:width="1.27cm" svg:height="0.254cm" draw:transform="rotate (1.5707963267949) translate (20.497cm 16.367cm)">
          <text:p text:style-name="P4"><text:span text:style-name="T3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8.78cm 13.7cm)">
          <text:p text:style-name="P4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0.555cm" svg:height="0.508cm" svg:x="10.732cm" svg:y="18.272cm">
          <text:p text:style-name="P4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18.272cm" svg:x2="9.89cm" svg:y2="17.637cm">
          <text:p/>
        </draw:line>
        <draw:line draw:style-name="gr4" draw:text-style-name="P7" draw:layer="layout" svg:x1="4.048cm" svg:y1="16.24cm" svg:x2="4.048cm" svg:y2="6.33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7.096cm" svg:y1="16.24cm" svg:x2="7.096cm" svg:y2="14.97cm">
          <text:p text:style-name="P6"><text:span text:style-name="T2">astep</text:span></text:p>
          <text:p text:style-name="P6"><text:span text:style-name="T2"/></text:p>
        </draw:line>
        <draw:line draw:style-name="gr4" draw:text-style-name="P7" draw:layer="layout" svg:x1="7.35cm" svg:y1="16.24cm" svg:x2="7.35cm" svg:y2="14.97cm">
          <text:p text:style-name="P6"><text:span text:style-name="T2">alim</text:span></text:p>
          <text:p text:style-name="P6"><text:span text:style-name="T2"/></text:p>
        </draw:line>
        <draw:line draw:style-name="gr4" draw:text-style-name="P7" draw:layer="layout" svg:x1="7.985cm" svg:y1="16.24cm" svg:x2="7.985cm" svg:y2="14.97cm">
          <text:p text:style-name="P6"><text:span text:style-name="T2">spindir</text:span></text:p>
          <text:p text:style-name="P6"><text:span text:style-name="T2"/></text:p>
        </draw:line>
        <draw:line draw:style-name="gr4" draw:text-style-name="P7" draw:layer="layout" svg:x1="8.239cm" svg:y1="16.24cm" svg:x2="8.239cm" svg:y2="14.97cm">
          <text:p text:style-name="P6"><text:span text:style-name="T2">spinenable</text:span></text:p>
          <text:p text:style-name="P6"><text:span text:style-name="T2"/></text:p>
        </draw:lin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018cm">
          <text:p text:style-name="P4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018cm">
          <text:p text:style-name="P4"><text:span text:style-name="T5">g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018cm">
          <text:p text:style-name="P4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31cm" svg:y="17.256cm">
          <text:p text:style-name="P4"><text:span text:style-name="T5">*10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59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78cm">
          <text:p text:style-name="P4"><text:span text:style-name="T5">hme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78cm">
          <text:p text:style-name="P4"><text:span text:style-name="T5">park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78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2cm" svg:y1="17.51cm" svg:x2="9.001cm" svg:y2="17.51cm">
          <text:p/>
        </draw:line>
        <draw:custom-shape draw:style-name="gr33" draw:text-style-name="P20" draw:layer="layout" svg:width="0.555cm" svg:height="0.508cm" svg:x="8.62cm" svg:y="17.256cm">
          <text:p text:style-name="P4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1.143cm" svg:height="0.254cm" draw:transform="rotate (1.5707963267949) translate (4.048cm 19.288cm)">
          <text:p text:style-name="P4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794cm" svg:y1="16.367cm" svg:x2="3.794cm" svg:y2="5.953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8.793cm" svg:y1="16.24cm" svg:x2="8.793cm" svg:y2="14.97cm">
          <text:p text:style-name="P6"><text:span text:style-name="T2">stepenable</text:span></text:p>
          <text:p text:style-name="P6"><text:span text:style-name="T2"/></text:p>
        </draw:line>
        <draw:custom-shape draw:style-name="gr37" draw:text-style-name="P20" draw:layer="layout" svg:width="0.635cm" svg:height="0.508cm" svg:x="8.62cm" svg:y="18.272cm">
          <text:p text:style-name="P4"><text:span text:style-name="T5">I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874cm" svg:y1="18.272cm" svg:x2="9.891cm" svg:y2="17.638cm">
          <text:p/>
        </draw:line>
        <draw:custom-shape draw:style-name="gr52" draw:text-style-name="P20" draw:layer="layout" svg:width="0.889cm" svg:height="0.508cm" svg:x="9.382cm" svg:y="17.256cm">
          <text:p text:style-name="P4"><text:span text:style-name="T5">PSoC</text:span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1.016cm" svg:height="0.489cm" svg:x="3.186cm" svg:y="19.315cm">
          <draw:text-box>
            <text:p><text:span text:style-name="T8">GND</text:span></text:p>
          </draw:text-box>
        </draw:frame>
        <draw:custom-shape draw:style-name="gr29" draw:text-style-name="P12" draw:layer="layout" svg:width="0.127cm" svg:height="0.127cm" svg:x="4.42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359cm" svg:y="18.592cm">
          <draw:text-box>
            <text:p><text:span text:style-name="T2">ERROR</text:span></text:p>
          </draw:text-box>
        </draw:frame>
        <draw:frame draw:style-name="gr30" draw:text-style-name="P19" draw:layer="layout" svg:width="2.159cm" svg:height="0.526cm" svg:x="4.359cm" svg:y="18.847cm">
          <draw:text-box>
            <text:p><text:span text:style-name="T2">HOLDING</text:span></text:p>
          </draw:text-box>
        </draw:frame>
        <draw:custom-shape draw:style-name="gr29" draw:text-style-name="P12" draw:layer="layout" svg:width="0.127cm" svg:height="0.127cm" svg:x="4.429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2" draw:layer="layout" svg:width="0.254cm" svg:height="1.016cm" svg:x="6.334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8.112cm" svg:y1="9.509cm" svg:x2="8.112cm" svg:y2="5.953cm">
          <text:p/>
        </draw:line>
        <draw:line draw:style-name="gr25" draw:text-style-name="P18" draw:layer="layout" svg:x1="8.874cm" svg:y1="9.382cm" svg:x2="8.874cm" svg:y2="5.953cm">
          <text:p/>
        </draw:line>
        <draw:custom-shape draw:style-name="gr55" draw:text-style-name="P33" draw:layer="layout" svg:width="0.254cm" svg:height="1.27cm" svg:x="16.2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27cm" svg:x="5.572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27cm" svg:x="12.04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27cm" draw:transform="rotate (1.5685273987673) translate (18.398cm 8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27cm" draw:transform="rotate (1.5685273987673) translate (3.921cm 14.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27cm" draw:transform="rotate (1.5685273987673) translate (3.921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5" draw:layer="layout" svg:width="0.408cm" svg:height="3.177cm" draw:transform="rotate (1.5707963267949) translate (18.172cm 8.701cm)">
          <draw:text-box>
            <text:p text:style-name="P34"><text:span text:style-name="T9">1</text:span></text:p>
            <text:p text:style-name="P34"><text:span text:style-name="T9">2</text:span></text:p>
            <text:p text:style-name="P34"><text:span text:style-name="T9">3</text:span></text:p>
            <text:p text:style-name="P34"><text:span text:style-name="T9">4</text:span></text:p>
            <text:p text:style-name="P34"><text:span text:style-name="T9">5</text:span></text:p>
            <text:p text:style-name="P34"><text:span text:style-name="T9">6</text:span></text:p>
            <text:p text:style-name="P34"><text:span text:style-name="T9">7</text:span></text:p>
            <text:p text:style-name="P34"><text:span text:style-name="T9">8</text:span></text:p>
            <text:p text:style-name="P34"><text:span text:style-name="T9">9</text:span></text:p>
            <text:p text:style-name="P34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8-09-02T01:03:14.333648397</dc:date>
    <meta:editing-duration>P1DT2H18M51S</meta:editing-duration>
    <meta:editing-cycles>121</meta:editing-cycles>
    <meta:generator>LibreOffice/5.1.6.2$Linux_X86_64 LibreOffice_project/10m0$Build-2</meta:generator>
    <dc:creator>Craig Hollabaugh</dc:creator>
    <meta:printed-by>Craig Hollabaugh</meta:printed-by>
    <meta:print-date>2018-07-28T16:17:50.751799457</meta:print-date>
    <meta:document-statistic meta:object-count="246"/>
  </office:meta>
</office:document-meta>
</file>